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0pt" style:font-size-asian="60pt" style:font-size-complex="60pt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579d1c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7e0021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83caff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314004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4b1f6f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c5000b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ff950e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TNAH</text:p>
      <text:p text:style-name="P1"/>
      <text:p text:style-name="P2">Outcome of Document</text:p>
      <text:p text:style-name="P2"/>
      <text:p text:style-name="P3">The purpose of this document is to expand on realms of thought proposed by CSIS. <text:s/>Rooms will be identified and listed here, for clarity's sake.</text:p>
      <text:p text:style-name="P3"/>
      <text:p text:style-name="P2">Roll Call</text:p>
      <text:p text:style-name="P2"/>
      <text:p text:style-name="P3">Ok, let's do a warm up here.</text:p>
      <text:p text:style-name="P3"/>
      <text:p text:style-name="P4">Main Room: So, we're involved in some heavy stuff, identify readily and promote wellness. <text:s/>Send extra info to local source, take note of Shenzan and Yushumuureh's advice for advisement #8.</text:p>
      <text:p text:style-name="P3"/>
      <text:p text:style-name="P5">Shenzan: We say good riddance to these folk, may they be expunged!</text:p>
      <text:p text:style-name="P3"/>
      <text:p text:style-name="P6">Yushumuureh: BOING to the enemy!</text:p>
      <text:p text:style-name="P3"/>
      <text:p text:style-name="P7">Matt: Ready to rock and roll. <text:s/>If everyone could say “end” when they're done that would be well!</text:p>
      <text:p text:style-name="P3"/>
      <text:p text:style-name="P8">Room A: Ok, we have them in asset order, known positions to be determined offhand later. <text:s/>And I note for clarity's sake that Yushumuureh better be on point with this one.</text:p>
      <text:p text:style-name="P3"/>
      <text:p text:style-name="P9">Room B: Room B assesses that targets will move in soon, known localities are extremely hostile at present.</text:p>
      <text:p text:style-name="P3"/>
      <text:p text:style-name="P10">Room F: We see observational status working involvement between hostile forces and known counter-insurgents. <text:s/>Fighting will continue for the long haul, over.</text:p>
      <text:p text:style-name="P10"/>
      <text:p text:style-name="P11">Thank you all, for the record that's just how Yushumuureh talk. <text:s/>Interesting to see another spectre of life in the mix, isn't it?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Entry #1</text:p>
      <text:p text:style-name="P12"/>
      <text:p text:style-name="P4">Main Room: We have word targets in listing C of annex B will be interdicted soon, get a sitrep on all positions. <text:s/>No time required.</text:p>
      <text:p text:style-name="P3"/>
      <text:p text:style-name="P5">Shenzan: You do have work to do with them, but clearly their positions are near the border of Turkey and that is obvious to us. <text:s/>More can be said by others.</text:p>
      <text:p text:style-name="P3"/>
      <text:p text:style-name="P6">Yushumuureh: We do admit a hostility between us and that one who ordered us around, but needless to say, Iranian positions are holding within 10 kilometers of the border and will for a small time further, before incurring altogether.</text:p>
      <text:p text:style-name="P3"/>
      <text:p text:style-name="P7">Matt: My love for this forum grows. <text:s/>Know Ayatollah Khomenei will respond to the insurgency, within a matter of hours I would imagine.</text:p>
      <text:p text:style-name="P3"/>
      <text:p text:style-name="P8">Room A: That's our assessment, further we add that Yushumuureh killed it, know no hostility from us please.</text:p>
      <text:p text:style-name="P3"/>
      <text:p text:style-name="P9">Room B: We see them operating in classic fashion with their precepts about war, but note the obvious and compel ourselves to believe this is secret for a treacherous reason, for whatever reason nobody is admitting there's a war.</text:p>
      <text:p text:style-name="P3"/>
      <text:p text:style-name="P10">Room F: We have inferrence that Khomenei will proceed, do we have extra advisement on that note? <text:s/>We need that for our evaluations.</text:p>
      <text:p text:style-name="P10"/>
      <text:p text:style-name="P11">For the record, all the Ayatollah's except one serve Iblis, though noted another way prior. <text:s/>You can find motive and all that for the war in locating those people attached to the situation. <text:s/>More to come, next entry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Entry #2</text:p>
      <text:p text:style-name="P12"/>
      <text:p text:style-name="P4">Main Room: We want localities with existing trends, known fixtures at projected co-ordinates, for transmission here. <text:s/>Note that following a 1 minute interval.</text:p>
      <text:p text:style-name="P3"/>
      <text:p text:style-name="P5">Shenzan: She sees it as necessary, but are the co-ordinates not looked up already, and fixed in their computer system? <text:s/>I see the use of displaying it here, notably in quadrant 83 of your local map there is a large cluster waiting to penetrate the border.</text:p>
      <text:p text:style-name="P3"/>
      <text:p text:style-name="P6">Yushumuureh: At local spot 89, there is a weapon which devastates large portions of armies at once, know they intend to use it in the battle. <text:s/>I report that thought proceeding from the blatant disregard to our statements makes us angry, and we might leave the situation.</text:p>
      <text:p text:style-name="P3"/>
      <text:p text:style-name="P7">Matt: I wish I could identify specifically here, but am not able.</text:p>
      <text:p text:style-name="P3"/>
      <text:p text:style-name="P8">Room A: They are amassing in positions 9 through 81 at nearest section to 5 on the map, know it well enough that they persist in this manner for a cause we do not know, that threatens us all we feel.</text:p>
      <text:p text:style-name="P3"/>
      <text:p text:style-name="P9">Room B: We have all that, but little more.</text:p>
      <text:p text:style-name="P3"/>
      <text:p text:style-name="P10">Room F: We have a designated mini firing device capable of launching a ballistic missile winding up for launch now, at a populated area.</text:p>
      <text:p text:style-name="P10"/>
      <text:p text:style-name="P11">Good stuff, let's proceed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Entry #4</text:p>
      <text:p text:style-name="P4"/>
      <text:p text:style-name="P4">Main Room: We have word that Brotherhood is acting today on this document, good work everyone, we go to direct war now over this contravention. <text:s/>Say a goodbye and see to it you end it well!</text:p>
      <text:p text:style-name="P3"/>
      <text:p text:style-name="P5">Shenzan: We approve that warning, and do send one of our own: <text:s/>When the devils moon reaches Earth, it will be too late!</text:p>
      <text:p text:style-name="P3"/>
      <text:p text:style-name="P6">Yushumuureh: We say goodbye to all, and BOING again to the nonsense we had to endure!</text:p>
      <text:p text:style-name="P3"/>
      <text:p text:style-name="P7">Matt: Yushumuureh sure are tolerant, gotta give em that. <text:s/>In the end, I say my goodbye on a different note, a word in Bold Face: <text:s/><text:span text:style-name="T1">I wish to see this all end well, know I promote a goodwill between you all and that is well. <text:s/>Yushumuureh, do one thing for yourselves, see to it you never anger over that again. <text:s/>If you want good love between humans and yourselves, sometimes a sacrifice is necessary, and that is what matters here. <text:s/>Good luck, and I love you more than all the devils!</text:span></text:p>
      <text:p text:style-name="P3"/>
      <text:p text:style-name="P8">Room A: We say our goodbye well, and note Yushumuureh better knock it off or we'll track them down and hunt them for fun!</text:p>
      <text:p text:style-name="P3"/>
      <text:p text:style-name="P9">Room B: We will interrogate everyone we come across, know well we see to the end of a conflict here today.</text:p>
      <text:p text:style-name="P3"/>
      <text:p text:style-name="P10">Room F: We have words of love for the involved parties, make sure to file your paperwork as needed.</text:p>
      <text:p text:style-name="P10"/>
      <text:p text:style-name="P11">And that wraps it up. Thanks everyone, one thing to note from the unseen here:</text:p>
      <text:p text:style-name="P11"/>
      <text:p text:style-name="P13">“I wish to convey a thanks to Matthew, for sticking out of the business of today he has given a chance for a plan to bloom, and that will not work out well for the enemy. <text:s/>Capitalize all of you when they make a strategic bluff in Ankara, when they reach it. <text:s/>That will be the sign of their downfall, watch for it properly!”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9-18T15:59:06.81</meta:creation-date>
    <meta:document-statistic meta:table-count="0" meta:image-count="0" meta:object-count="0" meta:page-count="4" meta:paragraph-count="41" meta:word-count="955" meta:character-count="5262"/>
    <dc:date>2022-09-18T16:25:31.76</dc:date>
    <meta:editing-duration>PT6M3S</meta:editing-duration>
    <meta:editing-cycles>1</meta:editing-cycles>
    <meta:generator>OpenOffice/4.1.8$Win32 OpenOffice.org_project/418m3$Build-9803</meta:generator>
  </office:meta>
</office:document-meta>
</file>